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b903" officeooo:paragraph-rsid="000ab903"/>
    </style:style>
    <style:style style:name="P2" style:family="paragraph" style:parent-style-name="Standard">
      <style:text-properties officeooo:rsid="000aceda" officeooo:paragraph-rsid="000aceda"/>
    </style:style>
    <style:style style:name="P3" style:family="paragraph" style:parent-style-name="Standard">
      <style:text-properties officeooo:rsid="000aceda" officeooo:paragraph-rsid="000dda21"/>
    </style:style>
    <style:style style:name="P4" style:family="paragraph" style:parent-style-name="Standard">
      <style:text-properties officeooo:rsid="000dda21" officeooo:paragraph-rsid="000dda21"/>
    </style:style>
    <style:style style:name="P5" style:family="paragraph" style:parent-style-name="Text_20_body">
      <style:text-properties officeooo:rsid="000e66bb" officeooo:paragraph-rsid="000e66bb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Standard">
      <style:text-properties officeooo:rsid="000aceda" officeooo:paragraph-rsid="000aceda"/>
    </style:style>
    <style:style style:name="P8" style:family="paragraph" style:parent-style-name="Standard">
      <style:text-properties officeooo:rsid="000dda21" officeooo:paragraph-rsid="000dda21"/>
    </style:style>
    <style:style style:name="P9" style:family="paragraph" style:parent-style-name="Standard">
      <style:text-properties officeooo:rsid="000ab903" officeooo:paragraph-rsid="000ab903"/>
    </style:style>
    <style:style style:name="P10" style:family="paragraph" style:parent-style-name="Standard">
      <style:text-properties fo:font-size="12pt" officeooo:rsid="000ab903" officeooo:paragraph-rsid="000ab903" style:font-size-asian="10.5pt" style:font-size-complex="12pt"/>
    </style:style>
    <style:style style:name="P11" style:family="paragraph" style:parent-style-name="Table_20_Contents">
      <style:text-properties officeooo:rsid="000dda21" officeooo:paragraph-rsid="00127d74"/>
    </style:style>
    <style:style style:name="P12" style:family="paragraph" style:parent-style-name="Table_20_Contents">
      <style:text-properties officeooo:rsid="00127d74" officeooo:paragraph-rsid="00127d74"/>
    </style:style>
    <style:style style:name="P13" style:family="paragraph" style:parent-style-name="Table_20_Contents">
      <style:text-properties officeooo:rsid="000e66bb" officeooo:paragraph-rsid="00127d74"/>
    </style:style>
    <style:style style:name="P14" style:family="paragraph" style:parent-style-name="Text_20_body">
      <style:text-properties officeooo:rsid="000e66bb" officeooo:paragraph-rsid="00127d74"/>
    </style:style>
    <style:style style:name="T1" style:family="text">
      <style:text-properties fo:font-size="15pt" style:font-size-asian="13.1000003814697pt" style:font-size-complex="15pt"/>
    </style:style>
    <style:style style:name="T2" style:family="text">
      <style:text-properties fo:font-size="22pt" officeooo:rsid="00127d74" style:font-size-asian="19.25pt" style:font-size-complex="2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7"/><text:span text:style-name="T2">Views</text:span></text:p>
      <text:p text:style-name="P10"/>
      <text:p text:style-name="P1">Q.1- create view TNS as select a.title,c.name,b.stars from Movie a,Rating b,Reviewer c where b.rID=c.rID and b.mID=a.mID;</text:p>
      <text:p text:style-name="P1"/>
      <text:p text:style-name="P1">select max(a.year) from Movie a,TNS b where a.title = b.title and b.name="Chris Jackson";</text:p>
      <text:p text:style-name="P1"/>
      <text:p text:style-name="P1">Q.2- create view RatingStats as</text:p>
      <text:p text:style-name="P1"><text:s text:c="4"/>-&gt; select distinct(title) as title,count(title) as no_of_ratings,avg(stars) as avg_rating from TNS group by title;</text:p>
      <text:p text:style-name="P1"/>
      <text:p text:style-name="P1">select title from RatingStats where no_of_ratings&gt;=3 order by avg_rating desc limit 1;</text:p>
      <text:p text:style-name="P1"/>
      <text:p text:style-name="P2">Q.3- </text:p>
      <text:p text:style-name="P2"/>
      <text:p text:style-name="P2"/>
      <text:p text:style-name="P2">CREATE OR REPLACE VIEW Favourites AS SELECT r.mID, r.rID,r.stars</text:p>
      <text:p text:style-name="P2">FROM</text:p>
      <text:p text:style-name="P2">(( Rating r INNER JOIN Movie m ON r.mID = m.mID) INNER JOIN Reviewer rv ON rv.rID = r.rID)</text:p>
      <text:p text:style-name="P2">WHERE</text:p>
      <text:p text:style-name="P2">r.stars = (SELECT MAX(Stars) FROM Rating WHERE rID = rv.rID)</text:p>
      <text:p text:style-name="P2">GROUP BY</text:p>
      <text:p text:style-name="P2">r.mID, r.rID,r.stars;</text:p>
      <text:p text:style-name="P2"/>
      <text:p text:style-name="P2"/>
      <text:p text:style-name="P2">// Query3</text:p>
      <text:p text:style-name="P2"/>
      <text:p text:style-name="P2">SELECT * from ((( Favourites f INNER JOIN Movie m on m.mID = f.mID) INNER JOIN Reviewer rv1 on rv1.rID = f.rID) INNER JOIN Reviewer rv2 on rv2.rID = f.rID);</text:p>
      <text:p text:style-name="P2"/>
      <text:p text:style-name="P2"/>
      <text:p text:style-name="P2">//Query 3 test</text:p>
      <text:p text:style-name="P2"/>
      <text:p text:style-name="P2">SELECT DISTINCT CASE</text:p>
      <text:p text:style-name="P2">WHEN re1.name &gt; re2.name THEN re2.name </text:p>
      <text:p text:style-name="P2">ELSE re1.name</text:p>
      <text:p text:style-name="P2">END AS "Reviewer 1",</text:p>
      <text:p text:style-name="P2">CASE</text:p>
      <text:p text:style-name="P2">WHEN re1.name &lt; re2.name THEN re2.name</text:p>
      <text:p text:style-name="P2">ELSE re1.name</text:p>
      <text:p text:style-name="P2">END AS "Reviewer 2",</text:p>
      <text:p text:style-name="P2">mo.title AS "Movie"</text:p>
      <text:p text:style-name="P2">FROM</text:p>
      <text:p text:style-name="P2">Reviewer re1,</text:p>
      <text:p text:style-name="P2">Reviewer re2,</text:p>
      <text:p text:style-name="P2">Movie mo</text:p>
      <text:p text:style-name="P2">WHERE re1.rID IN ( SELECT rID FROM Favourites WHERE mID = mo.mID) AND re2.rID IN ( SELECT rID FROM Favourites WHERE mID = mo.mID) AND re1.rID != re2.rID;</text:p>
      <text:p text:style-name="P2"/>
      <text:p text:style-name="P3"/>
      <text:p text:style-name="P4"><text:soft-page-break/></text:p>
      <text:p text:style-name="P4"/>
      <text:p text:style-name="P4"/>
      <text:p text:style-name="P4"/>
      <text:p text:style-name="P4"><text:s text:c="35"/><text:span text:style-name="T2">Stored Procedure</text:span></text:p>
      <text:p text:style-name="P4">Q 1</text:p>
      <text:p text:style-name="P4"/>
      <text:p text:style-name="P11">CREATE PROC usp_GetEmployeesSalaryAboveNumber (@Value DECIMAL(18,4))</text:p>
      <text:p text:style-name="P12">AS</text:p>
      <text:p text:style-name="P11">SELECT FirstName,LastName <text:s/>FROM Employees WHERE Salary &gt;= @Value</text:p>
      <text:p text:style-name="P11">EXEC dbo.usp_GetEmployeesSalaryAboveNumber 48100;</text:p>
      <text:p text:style-name="Text_20_body"/>
      <text:p text:style-name="Text_20_body"/>
      <text:p text:style-name="P5">Q 2</text:p>
      <text:p text:style-name="P13">CREATE OR ALTER PROC usp_GetTownsStartingWith(@Text VARCHAR(50)) </text:p>
      <text:p text:style-name="P13">AS</text:p>
      <text:p text:style-name="P13">SELECT Name</text:p>
      <text:p text:style-name="P13">FROM Towns </text:p>
      <text:p text:style-name="P13">WHERE LEFT(Name,LEN(@Text)) = @Text</text:p>
      <text:p text:style-name="P14">EXEC dbo.usp_GetTownsStartingWith 'BELL'</text:p>
      <text:p text:style-name="P13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23:23:44.206187824</meta:creation-date>
    <dc:date>2020-02-24T09:59:46.561584181</dc:date>
    <meta:editing-duration>PT24M3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44" meta:word-count="248" meta:character-count="1724" meta:non-whitespace-character-count="1419"/>
  </office:meta>
</office:document-meta>
</file>